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5.9007in" fo:margin-left="0.0007in" fo:margin-right="0.0042in" table:align="margins" style:writing-mode="lr-tb"/>
    </style:style>
    <style:style style:name="Tabela1.A" style:family="table-column">
      <style:table-column-properties style:column-width="0.9694in" style:rel-column-width="10766*"/>
    </style:style>
    <style:style style:name="Tabela1.B" style:family="table-column">
      <style:table-column-properties style:column-width="1.2715in" style:rel-column-width="14121*"/>
    </style:style>
    <style:style style:name="Tabela1.C" style:family="table-column">
      <style:table-column-properties style:column-width="3.6597in" style:rel-column-width="40648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in" fo:margin-bottom="0in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Standard">
      <style:paragraph-properties fo:margin-top="0in" fo:margin-bottom="0in" fo:line-height="100%" style:snap-to-layout-grid="false"/>
      <style:text-properties fo:language="en" fo:country="US" fo:font-weight="bold" style:font-weight-asian="bold"/>
    </style:style>
    <style:style style:name="P7" style:family="paragraph" style:parent-style-name="Interface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style:font-name="Courier New1" fo:font-size="9pt" fo:language="en" fo:country="US" style:font-size-asian="9pt" style:font-name-complex="Courier New1" style:font-size-complex="9pt" officeooo:rsid="00156060"/>
    </style:style>
    <style:style style:name="T4" style:family="text">
      <style:text-properties officeooo:rsid="00156060"/>
    </style:style>
    <style:style style:name="T5" style:family="text">
      <style:text-properties fo:color="#2a00ff" style:font-name="Courier New2" fo:font-size="10pt" fo:language="en" fo:country="US" style:font-name-asian="Courier New2" style:font-size-asian="10pt" style:font-name-complex="Courier New2" style:font-size-complex="10pt" officeooo:rsid="001560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Ass_5f_Title">IDecisionTree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Ass_5f_Id"><text:span text:style-name="T3">&lt;</text:span><text:span text:style-name="T5">http://purl.org/dcc/pt.c03ensaios.dratini.simpleDecisionTree.IDecisionTree</text:span><text:span text:style-name="T3">&gt;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>Kamila Galvani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table:number-columns-spanned="2" office:value-type="string">
            <text:p text:style-name="Ass_5f_Description">Interface to create a decision tree with an element in each leaf.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<text:span text:style-name="T4">createTree</text:span></text:p>
          </table:table-cell>
          <table:table-cell table:style-name="Tabela1.B1" table:number-columns-spanned="2" office:value-type="string">
            <text:p text:style-name="AssM_5f_Description">Generates the tree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void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<text:span text:style-name="T4">connect</text:span></text:p>
          </table:table-cell>
          <table:table-cell table:style-name="Tabela1.B1" table:number-columns-spanned="2" office:value-type="string">
            <text:p text:style-name="AssM_5f_Description">Asks questions to find the animal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<text:span text:style-name="T4">responder</text:span></text:p>
          </table:table-cell>
          <table:table-cell table:style-name="Tabela1.B1" office:value-type="string">
            <text:p text:style-name="AssP_5f_Description">Object that implements interface IResponder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void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/>
            <text:p text:style-name="P3"/>
            <text:p text:style-name="AssU_5f_Diagram">[diagram image]</text:p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in" fo:margin-bottom="0.0827in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in" fo:margin-bottom="0in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ndre </meta:initial-creator>
    <meta:creation-date>2011-04-05T18:48:31</meta:creation-date>
    <dc:date>2011-04-30T00:00:01.03</dc:date>
    <meta:editing-cycles>16</meta:editing-cycles>
    <meta:editing-duration>PT574H58M59S</meta:editing-duration>
    <meta:generator>BrOffice.org/3.1$Win32 OpenOffice.org_project/310m19$Build-9420</meta:generator>
    <meta:document-statistic meta:table-count="1" meta:image-count="0" meta:object-count="0" meta:page-count="1" meta:paragraph-count="22" meta:word-count="48" meta:character-count="388"/>
    <meta:user-defined meta:name="Template Id">http://purl.org/inloco/dcc/interface-specification</meta:user-defined>
  </office:meta>
</office:document-meta>
</file>